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8bd" officeooo:paragraph-rsid="0005a8bd"/>
    </style:style>
    <style:style style:name="T1" style:family="text">
      <style:text-properties officeooo:rsid="00074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kan: </text:p>
      <text:p text:style-name="P1">Kapitel 1 fertig</text:p>
      <text:p text:style-name="P1">Kapitel 2 fertig</text:p>
      <text:p text:style-name="P1">Kapitel 3 fertig außer Abschlussbericht</text:p>
      <text:p text:style-name="P1">Kapitel 4 fertig <text:s/><text:span text:style-name="T1">außer Diagramm einfügen</text:span></text:p>
      <text:p text:style-name="P1">Kapitel 6 <text:s/></text:p>
      <text:p text:style-name="P1">Kapitel 7.6.3 </text:p>
      <text:p text:style-name="P1">Kapitel 7.6.4 </text:p>
      <text:p text:style-name="P1">Kapitel 8.3 </text:p>
      <text:p text:style-name="P1">Abstra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9:10:33.385000000</meta:creation-date>
    <dc:date>2018-01-27T19:13:43.080000000</dc:date>
    <meta:editing-duration>PT3M9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0" meta:word-count="27" meta:character-count="179" meta:non-whitespace-character-count="154"/>
  </office:meta>
</office:document-meta>
</file>